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ans" fo:font-size="12pt" officeooo:rsid="001a4833" officeooo:paragraph-rsid="001a4833" fo:background-color="transparent" style:font-size-asian="12pt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officeooo:rsid="001a4833" officeooo:paragraph-rsid="001a4833" fo:background-color="transparent" style:font-size-asian="12pt" style:font-size-complex="12pt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officeooo:paragraph-rsid="001a4833" fo:background-color="transparent" style:font-size-asian="12pt" style:font-size-complex="12pt"/>
    </style:style>
    <style:style style:name="P4" style:family="paragraph" style:parent-style-name="Standard">
      <style:text-properties fo:color="#000000" style:font-name="DejaVu Sans" fo:font-size="12pt" fo:font-weight="normal" officeooo:rsid="001a4833" officeooo:paragraph-rsid="001a4833" fo:background-color="transparent" style:font-size-asian="12pt" style:font-size-complex="12pt"/>
    </style:style>
    <style:style style:name="P5" style:family="paragraph" style:parent-style-name="Standard">
      <style:text-properties fo:color="#000000" style:font-name="DejaVu Sans" fo:font-size="12pt" fo:font-weight="normal" officeooo:rsid="0024d4e9" officeooo:paragraph-rsid="0024d4e9" fo:background-color="transparent" style:font-size-asian="12pt" style:font-size-complex="12pt"/>
    </style:style>
    <style:style style:name="P6" style:family="paragraph" style:parent-style-name="Standard">
      <style:text-properties fo:color="#000000" style:font-name="DejaVu Sans" fo:font-size="12pt" officeooo:rsid="001a4833" officeooo:paragraph-rsid="001a4833" fo:background-color="transparent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1a4833" officeooo:paragraph-rsid="001a4833" fo:background-color="transparent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1a4833" officeooo:paragraph-rsid="001be79d" fo:background-color="transparent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2pt" fo:font-weight="normal" officeooo:rsid="001a4833" officeooo:paragraph-rsid="001be79d" fo:background-color="transparent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1a4833" officeooo:paragraph-rsid="001a4833" fo:background-color="transparent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211def" officeooo:paragraph-rsid="00211def" fo:background-color="transparent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2459a7" officeooo:paragraph-rsid="002459a7" fo:background-color="transparent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color="#000000" style:font-name="DejaVu Sans" fo:font-size="12pt" fo:font-weight="normal" officeooo:rsid="0026aa05" officeooo:paragraph-rsid="0026aa05" fo:background-color="transparen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2pt" fo:font-weight="normal" officeooo:rsid="00211def" officeooo:paragraph-rsid="00211def" fo:background-color="transparent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2pt" fo:font-weight="normal" officeooo:rsid="002459a7" officeooo:paragraph-rsid="002459a7" fo:background-color="transparent" style:font-size-asian="12pt" style:font-size-complex="12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2pt" fo:font-weight="normal" officeooo:rsid="0026aa05" officeooo:paragraph-rsid="0026aa05" fo:background-color="transparent" style:font-size-asian="12pt" style:font-size-complex="12pt"/>
    </style:style>
    <style:style style:name="T1" style:family="text">
      <style:text-properties officeooo:rsid="001a4833"/>
    </style:style>
    <style:style style:name="T2" style:family="text">
      <style:text-properties fo:font-weight="normal"/>
    </style:style>
    <style:style style:name="T3" style:family="text">
      <style:text-properties fo:font-weight="normal" officeooo:rsid="001a4833"/>
    </style:style>
    <style:style style:name="T4" style:family="text">
      <style:text-properties officeooo:rsid="00211def"/>
    </style:style>
    <style:style style:name="T5" style:family="text">
      <style:text-properties officeooo:rsid="002263b9"/>
    </style:style>
    <style:style style:name="T6" style:family="text">
      <style:text-properties officeooo:rsid="002459a7"/>
    </style:style>
    <style:style style:name="T7" style:family="text">
      <style:text-properties officeooo:rsid="002814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P.1</text:p>
      <text:p text:style-name="P2">I made a class called RingBuffer which holds 2 elements and overrides old ones when new ones come in. I implemented an iterator to make It a drop in replacement for the vector.</text:p>
      <text:p text:style-name="P1"/>
      <text:p text:style-name="P1">MP.2</text:p>
      <text:p text:style-name="P2">I implemented all detectors by calling the appropriate openCV functions</text:p>
      <text:p text:style-name="P1"/>
      <text:p text:style-name="P1">MP.3</text:p>
      <text:p text:style-name="P3"><text:span text:style-name="T1">I implemented a function called FilterKeypoints In Matching2D.cpp which takes In a cv::Rect and a vector of KeyPoints that discards all the points in the vector that are outside the Rect. The used the predefined variable </text:span><text:span text:style-name="T2">vehicleRect</text:span><text:span text:style-name="T3"> as the input for it.</text:span></text:p>
      <text:p text:style-name="P4"/>
      <text:p text:style-name="P4">MP.4<text:tab/></text:p>
      <text:p text:style-name="P7">I implemented all descriptors by calling the appropriate openCV functions.</text:p>
      <text:p text:style-name="P4"/>
      <text:p text:style-name="P4">MP.5</text:p>
      <text:p text:style-name="P7">I implemented FLANN matching by calling the appropriate openCV function.I implemented KNN by calling the appropriate openCV function. </text:p>
      <text:p text:style-name="P4"/>
      <text:p text:style-name="P4">MP.6</text:p>
      <text:p text:style-name="P7">I implemented the ratio test by setting the KNN to only return the best 2 results. I then <text:span text:style-name="T6">divided</text:span> their distances and if the ratio was under 0.8 I considered It a match.</text:p>
      <text:p text:style-name="P4"/>
      <text:p text:style-name="P4">MP.7</text:p>
      <text:p text:style-name="P7"><text:span text:style-name="T4">The perf.pdf spreadsheet contains the average amount of detected key-points for each detector type. Although each detector detected a different amount of key-points, they were all found in more or less the same areas. These areas included the license plate, tail-lights, the outline of the seats in the car, and the outline of the car. AKAZE was unique In that it did not get any key-points on the license plate.</text:span></text:p>
      <text:p text:style-name="P14"/>
      <text:p text:style-name="P14">MP.8</text:p>
      <text:p text:style-name="P11">The perf.<text:span text:style-name="T5">pdf</text:span> spreadsheet contains the <text:span text:style-name="T6">average </text:span>amount of <text:span text:style-name="T5">key-point</text:span> matches for each detector / descriptor combo.</text:p>
      <text:p text:style-name="P15"/>
      <text:p text:style-name="P15">MP.9</text:p>
      <text:p text:style-name="P12">The perf.pdf spreadsheet contains average run-times for detection, description, and matching of key-points for each detector/descriptor combo. </text:p>
      <text:p text:style-name="P12"/>
      <text:p text:style-name="P12"/>
      <text:p text:style-name="P15"/>
      <text:p text:style-name="P16">NOTE:</text:p>
      <text:p text:style-name="P13">I could only get AKAZE descriptors to work with the AKAZE detector. Any other combination threw an error. </text:p>
      <text:p text:style-name="P13"/>
      <text:p text:style-name="P4"><text:soft-page-break/><text:tab/><text:span text:style-name="T7">The SIFT/ORB combo threw an out of memory exception. </text:span></text:p>
      <text:p text:style-name="P5"><text:tab/></text:p>
      <text:p text:style-name="P8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8:49:26.640208430</meta:creation-date>
    <dc:date>2019-08-04T14:19:20.707023132</dc:date>
    <meta:editing-duration>PT9H30M36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2" meta:paragraph-count="22" meta:word-count="286" meta:character-count="1746" meta:non-whitespace-character-count="1474"/>
  </office:meta>
</office:document-meta>
</file>